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8pt" style:font-size-asian="8pt"/>
    </style:style>
    <style:style style:name="P3" style:family="paragraph" style:parent-style-name="Standard">
      <style:text-properties fo:font-size="8pt" fo:language="en" fo:country="GB" fo:font-weight="bold" style:font-size-asian="8pt" style:font-weight-asian="bold" style:font-weight-complex="bold"/>
    </style:style>
    <style:style style:name="P4" style:family="paragraph" style:parent-style-name="Standard">
      <style:text-properties fo:language="en" fo:country="GB" fo:font-weight="bold" style:font-weight-asian="bold" style:font-weight-complex="bold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Standard">
      <style:paragraph-properties>
        <style:tab-stops>
          <style:tab-stop style:position="3.7409in"/>
        </style:tab-stops>
      </style:paragraph-properties>
    </style:style>
    <style:style style:name="P7" style:family="paragraph" style:parent-style-name="Standard">
      <style:paragraph-properties fo:margin-left="1.4752in" fo:margin-right="0in">
        <style:tab-stops>
          <style:tab-stop style:position="3.15in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3.15in"/>
        </style:tab-stops>
      </style:paragraph-properties>
    </style:style>
    <style:style style:name="P9" style:family="paragraph" style:parent-style-name="Standard">
      <style:text-properties fo:font-size="16pt" style:font-size-asian="16pt"/>
    </style:style>
    <style:style style:name="P10" style:family="paragraph" style:parent-style-name="Standard">
      <style:paragraph-properties fo:margin-left="0.4917in" fo:margin-right="0in" fo:text-indent="0.4917in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.4917in" fo:margin-right="0in" fo:text-indent="0.4917in" style:auto-text-indent="false"/>
    </style:style>
    <style:style style:name="P12" style:family="paragraph" style:parent-style-name="Standard">
      <style:text-properties fo:font-size="16pt" fo:font-weight="bold" style:font-size-asian="16pt" style:font-weight-asian="bold" style:font-weight-complex="bold"/>
    </style:style>
    <style:style style:name="P13" style:family="paragraph" style:parent-style-name="Standard">
      <style:text-properties fo:font-size="8pt" fo:font-weight="bold" style:font-size-asian="8pt" style:font-weight-asian="bold" style:font-weight-complex="bold"/>
    </style:style>
    <style:style style:name="T1" style:family="text">
      <style:text-properties fo:language="en" fo:country="G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GB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/>
      <text:p text:style-name="P3"/>
      <text:p text:style-name="P3"/>
      <text:p text:style-name="P3"/>
      <text:p text:style-name="P4"/>
      <text:p text:style-name="P5"/>
      <text:p text:style-name="P5"/>
      <text:p text:style-name="P5"/>
      <text:p text:style-name="P6"><text:span text:style-name="T1"><text:tab/></text:span><text:span text:style-name="T1"><text:database-display text:table-name="" text:table-type="table" text:column-name="titre">«titre»</text:database-display></text:span> <text:span text:style-name="T1"><text:database-display text:table-name="" text:table-type="table" text:column-name="Nom_prénom_ou_Raison_sociale">«Nom_prénom_ou_Raison_sociale»</text:database-display></text:span></text:p>
      <text:p text:style-name="P6"><text:tab/><text:database-display text:table-name="" text:table-type="table" text:column-name="Numéro_et_voie">«Numéro_et_voie»</text:database-display></text:p>
      <text:p text:style-name="P6"><text:tab/><text:database-display text:table-name="" text:table-type="table" text:column-name="Lieu_dit">«Lieu_dit»</text:database-display></text:p>
      <text:p text:style-name="P6"><text:tab/><text:database-display text:table-name="" text:table-type="table" text:column-name="code_postal">«code_postal»</text:database-display> <text:database-display text:table-name="" text:table-type="table" text:column-name="bureau_distributeur">«bureau_distributeur»</text:database-display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database-display text:table-name="" text:table-type="table" text:column-name="Début_période_en_cours">«Début_période_en_cours»</text:database-display> AU <text:database-display text:table-name="" text:table-type="table" text:column-name="Fin_période_en_cours">«Fin_période_en_cours»</text:database-display></text:p>
      <text:p text:style-name="Standard"/>
      <text:p text:style-name="Standard"/>
      <text:p text:style-name="Standard"/>
      <text:p text:style-name="Standard"><text:tab/><text:database-display text:table-name="" text:table-type="table" text:column-name="Marque">«Marque»</text:database-display> - <text:database-display text:table-name="" text:table-type="table" text:column-name="No_immatriculation">«No_immatriculation»</text:database-display></text:p>
      <text:p text:style-name="P7"><text:tab/><text:database-display text:table-name="" text:table-type="table" text:column-name="Début_période_en_cours">«Début_période_en_cours»</text:database-display> <text:s text:c="15"/><text:database-display text:table-name="" text:table-type="table" text:column-name="Fin_période_en_cours">«Fin_période_en_cours»</text:database-display><text:tab/><text:tab/><text:tab/><text:database-display text:table-name="" text:table-type="table" text:column-name="No_police">«No_police»</text:database-display></text:p>
      <text:p text:style-name="Standard"/>
      <text:p text:style-name="Standard"/>
      <text:p text:style-name="P8"><text:tab/><text:tab/><text:tab/><text:database-display text:table-name="" text:table-type="table" text:column-name="No_immatriculation">«No_immatriculation»</text:database-display><text:tab/><text:tab/> <text:s text:c="2"/><text:database-display text:table-name="" text:table-type="table" text:column-name="Catégorie_véhicule">«Catégorie_véhicule»</text:database-display><text:s/>- <text:database-display text:table-name="" text:table-type="table" text:column-name="Marque">«Marque»</text:database-display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tab/><text:database-display text:table-name="" text:table-type="table" text:column-name="titre">«titre»</text:database-display> <text:database-display text:table-name="" text:table-type="table" text:column-name="Nom_prénom_ou_Raison_sociale">«Nom_prénom_ou_Raison_sociale»</text:database-display></text:p>
      <text:p text:style-name="P8"><text:tab/><text:database-display text:table-name="" text:table-type="table" text:column-name="Numéro_et_voie">«Numéro_et_voie»</text:database-display></text:p>
      <text:p text:style-name="P8"><text:tab/><text:database-display text:table-name="" text:table-type="table" text:column-name="Lieu_dit">«Lieu_dit»</text:database-display></text:p>
      <text:p text:style-name="P8"><text:tab/><text:database-display text:table-name="" text:table-type="table" text:column-name="code_postal">«code_postal»</text:database-display> <text:database-display text:table-name="" text:table-type="table" text:column-name="bureau_distributeur">«bureau_distributeur»</text:database-display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P9"/>
      <text:p text:style-name="P10"/>
      <text:p text:style-name="P10"/>
      <text:p text:style-name="P11"/>
      <text:p text:style-name="Standard"><text:tab/><text:tab/></text:p>
      <text:p text:style-name="P1"><text:tab/><text:tab/></text:p>
      <text:p text:style-name="P12"/>
      <text:p text:style-name="P13"/>
      <text:p text:style-name="P2"/>
      <text:p text:style-name="P13"/>
      <text:p text:style-name="P1"/>
      <text:p text:style-name="Standard"><text:span text:style-name="T2"><text:database-display text:table-name="" text:table-type="table" text:column-name="Début_période_en_cours">«Début_période_en_cours»</text:database-display></text:span><text:span text:style-name="T2"><text:s text:c="5"/></text:span><text:span text:style-name="T2"><text:database-display text:table-name="" text:table-type="table" text:column-name="Fin_période_en_cours">«Fin_période_en_cours»</text:database-display></text:span></text:p>
      <text:p text:style-name="P13"/>
      <text:p text:style-name="P13"/>
      <text:p text:style-name="Standard"><text:span text:style-name="T2"><text:s text:c="6"/></text:span><text:span text:style-name="T2"><text:database-display text:table-name="" text:table-type="table" text:column-name="No_immatriculation">«No_immatriculation»</text:database-display></text:span></text:p>
      <text:p text:style-name="P3"/>
      <text:p text:style-name="Standard"><text:span text:style-name="T3"><text:s text:c="6"/></text:span><text:span text:style-name="T2"><text:database-display text:table-name="" text:table-type="table" text:column-name="No_police">«No_police»</text:database-display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1.5752in"/>
          <style:tab-stop style:position="1.772in"/>
          <style:tab-stop style:position="1.9689in"/>
        </style:tab-stops>
      </style:paragraph-properties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1972in" fo:margin-left="0.2362in" fo:margin-right="0.1575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 D'ASSURANCE</dc:title>
    <meta:initial-creator>bai</meta:initial-creator>
    <meta:creation-date>2004-03-11T14:38:00</meta:creation-date>
    <dc:creator>bai  bel air informatique</dc:creator>
    <dc:date>2004-05-06T18:42:00</dc:date>
    <meta:print-date>2001-08-17T17:46:00</meta:print-date>
    <meta:editing-cycles>46</meta:editing-cycles>
    <meta:editing-duration>PT53M</meta:editing-duration>
    <meta:document-statistic meta:table-count="0" meta:image-count="0" meta:object-count="0" meta:page-count="1" meta:paragraph-count="17" meta:word-count="29" meta:character-count="523" meta:non-whitespace-character-count="454"/>
    <meta:generator>LibreOffice/25.8.1.1$Windows_X86_64 LibreOffice_project/54047653041915e595ad4e45cccea684809c77b5</meta:generator>
  </office:meta>
</office:document-meta>
</file>